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cdb92"/>
    </style:style>
    <style:style style:name="P3" style:family="paragraph" style:parent-style-name="Standard">
      <style:text-properties officeooo:paragraph-rsid="001d5c36"/>
    </style:style>
    <style:style style:name="P4" style:family="paragraph" style:parent-style-name="Standard">
      <style:text-properties fo:color="#666666" fo:font-size="8pt" style:font-size-asian="8pt" style:font-size-complex="8pt"/>
    </style:style>
    <style:style style:name="P5" style:family="paragraph" style:parent-style-name="Standard">
      <style:text-properties fo:color="#666666" fo:font-size="8pt" officeooo:rsid="001f4217" officeooo:paragraph-rsid="001f4217" style:font-size-asian="8pt" style:font-size-complex="8pt"/>
    </style:style>
    <style:style style:name="P6" style:family="paragraph" style:parent-style-name="Standard">
      <style:text-properties fo:color="#666666" fo:font-size="8pt" officeooo:paragraph-rsid="001d5c36" style:font-size-asian="8pt" style:font-size-complex="8pt"/>
    </style:style>
    <style:style style:name="P7" style:family="paragraph" style:parent-style-name="Standard">
      <style:text-properties fo:color="#666666" fo:font-size="8pt" officeooo:paragraph-rsid="001cdb92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cdb92"/>
    </style:style>
    <style:style style:name="T2" style:family="text">
      <style:text-properties officeooo:rsid="001f4217"/>
    </style:style>
    <style:style style:name="T3" style:family="text">
      <style:text-properties fo:color="#666666" fo:font-size="8pt" style:font-size-asian="8pt" style:font-size-complex="8pt"/>
    </style:style>
    <text:list-style style:name="L1">
      <text:list-level-style-number text:level="1" text:style-name="Numbering_20_Symbols" style:num-suffix="." style:num-format="1" text:start-value="1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rte I - Criação de arquivos e diretórios</text:p>
      <text:p text:style-name="P1"/>
      <text:p text:style-name="Standard">Dica : Para criação de arquivos vazios você pode utilizar o comando touch nome-do-arquivo.extensao .</text:p>
      <text:p text:style-name="Standard"/>
      <text:p text:style-name="Standard"><text:span text:style-name="T1">1.<text:tab/></text:span>Utilizando o terminal, aplique o comando de criação de diretórios que você aprendeu, crie um diretório chamado unix_tests e navegue até ele.</text:p>
      <text:p text:style-name="Standard"><text:span text:style-name="T3">vagner@repolho:~/Documentos$ mkdir unix_tests</text:span></text:p>
      <text:p text:style-name="P4">vagner@repolho:~/Documentos$ cd unix_tests/</text:p>
      <text:p text:style-name="Standard"/>
      <text:p text:style-name="Standard"><text:span text:style-name="T1">2.<text:tab/></text:span>Crie um arquivo de texto com o nome trybe.txt .</text:p>
      <text:p text:style-name="Standard"><text:span text:style-name="T3">vagner@repolho:~/Documentos/unix_tests$ touch trybe.txt</text:span></text:p>
      <text:p text:style-name="Standard"/>
      <text:p text:style-name="Standard"/>
      <text:p text:style-name="Standard"><text:span text:style-name="T1">3.<text:tab/></text:span>Crie uma cópia do arquivo trybe.txt com nome trybe_backup.txt .</text:p>
      <text:p text:style-name="P2"><text:span text:style-name="T3">vagner@repolho:~/Documentos/unix_tests$ cp trybe.txt trybe_backup.txt</text:span></text:p>
      <text:p text:style-name="P2"/>
      <text:p text:style-name="Standard"><text:span text:style-name="T1">4.<text:tab/></text:span>Renomeie o arquivo trybe.txt .</text:p>
      <text:p text:style-name="P7">vagner@repolho:~/Documentos/unix_tests$ mv trybe.txt trybe_renomeado.txt</text:p>
      <text:p text:style-name="Standard"><text:span text:style-name="T1">5.<text:tab/></text:span>Dentro de unix_tests , crie um novo diretório chamado backup .</text:p>
      <text:p text:style-name="P4">vagner@repolho:~/Documentos/unix_tests$ mkdir backup</text:p>
      <text:p text:style-name="P4"/>
      <text:p text:style-name="Standard"><text:span text:style-name="T1">6.<text:tab/></text:span>Mova o arquivo trybe_backup.txt para o diretório backup .</text:p>
      <text:p text:style-name="P6">vagner@repolho:~/Documentos/unix_tests$ mv trybe_backup.txt /home/vagner/Documentos/unix_tests/backup/</text:p>
      <text:p text:style-name="P3"/>
      <text:p text:style-name="Standard"><text:span text:style-name="T1">7.<text:tab/></text:span>Dentro de unix_tests , crie um novo diretório chamado backup2 .</text:p>
      <text:p text:style-name="P6">vagner@repolho:~/Documentos/unix_tests$ mkdir backup2</text:p>
      <text:p text:style-name="P3"/>
      <text:p text:style-name="Standard"><text:span text:style-name="T1">8.<text:tab/></text:span>Mova o arquivo trybe_backup.txt da pasta backup para a pasta backup2 .</text:p>
      <text:p text:style-name="P6">vagner@repolho:~/Documentos/unix_tests/backup$ mv trybe_backup.txt /home/vagner/Documentos/unix_tests/backup2</text:p>
      <text:p text:style-name="P3"><text:s/></text:p>
      <text:p text:style-name="Standard"><text:span text:style-name="T1">9.<text:tab/></text:span>Apague a pasta backup .</text:p>
      <text:p text:style-name="P4">vagner@repolho:~/Documentos/unix_tests$ rmdir backup</text:p>
      <text:p text:style-name="Standard"/>
      <text:p text:style-name="Standard"><text:span text:style-name="T1">10.<text:tab/></text:span>Renomeie a pasta backup2 para backup .</text:p>
      <text:p text:style-name="P4">vagner@repolho:~/Documentos/unix_tests$ mv backup2/ backup</text:p>
      <text:p text:style-name="Standard"><text:span text:style-name="T1">11.<text:tab/></text:span>Veja qual o path completo do diretório atual e liste todos os arquivos dentro dele.</text:p>
      <text:p text:style-name="P4">vagner@repolho:~/Documentos/unix_tests$ mv backup2/ backup</text:p>
      <text:p text:style-name="Standard"><text:span text:style-name="T1">12.<text:tab/></text:span>Apague o diretório backup .</text:p>
      <text:p text:style-name="P4">. <text:span text:style-name="T2">rm -rf</text:span></text:p>
      <text:p text:style-name="Standard"><text:span text:style-name="T1">13.<text:tab/></text:span>Limpe o terminal.</text:p>
      <text:p text:style-name="P5">. clear </text:p>
      <text:p text:style-name="Standard">Para os exercícios 14 e 15, crie, de forma manual na parte gráfica do seu sistema operacional (através do mouse), um arquivo de texto com o conteúdo abaixo, chamado skills.txt :</text:p>
      <text:p text:style-name="Standard"/>
      <text:p text:style-name="Standard"><text:span text:style-name="T1">14.<text:tab/></text:span>Mostre na tela as 5 primeiras skills do arquivo skills.txt .</text:p>
      <text:p text:style-name="P4">head -5 skills.txt </text:p>
      <text:p text:style-name="P4">internet</text:p>
      <text:p text:style-name="P4">unix</text:p>
      <text:p text:style-name="P4">Bash</text:p>
      <text:p text:style-name="P4">HTML</text:p>
      <text:p text:style-name="P4">CSS</text:p>
      <text:p text:style-name="Standard"><text:span text:style-name="T1">15.<text:tab/></text:span>Mostre na tela as 4 últimas skills do arquivo skills.txt .</text:p>
      <text:p text:style-name="P4">vagner@repolho:~/Documentos/unix_tests$ tail -5 skills.txt </text:p>
      <text:p text:style-name="P4">HTML</text:p>
      <text:p text:style-name="P4">CSS</text:p>
      <text:p text:style-name="P4">Javascript</text:p>
      <text:p text:style-name="P4">React</text:p>
      <text:p text:style-name="P4">SQL</text:p>
      <text:p text:style-name="Standard"/>
      <text:p text:style-name="Standard"><text:span text:style-name="T1">16.<text:tab/></text:span>Apague todos os arquivos que terminem em .txt .</text:p>
      <text:p text:style-name="P4"><text:soft-page-break/>vagner@repolho:~/Documentos/unix_tests$ rm *.txt</text:p>
      <text:p text:style-name="P4">vagner@repolho:~/Documentos/unix_tests$ ls</text:p>
      <text:p text:style-name="P4">backup</text:p>
      <text:p text:style-name="P4">vagner@repolho:~/Documentos/unix_tests$ cd backup/</text:p>
      <text:p text:style-name="P4">vagner@repolho:~/Documentos/unix_tests/backup$ ls</text:p>
      <text:p text:style-name="P4">trybe_backup.txt</text:p>
      <text:p text:style-name="P4">vagner@repolho:~/Documentos/unix_tests/backup$ rm *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21:54:57.826818129</meta:creation-date>
    <dc:date>2021-10-28T22:25:46.452949549</dc:date>
    <meta:editing-duration>PT18S</meta:editing-duration>
    <meta:editing-cycles>1</meta:editing-cycles>
    <meta:document-statistic meta:table-count="0" meta:image-count="0" meta:object-count="0" meta:page-count="2" meta:paragraph-count="53" meta:word-count="305" meta:character-count="2436" meta:non-whitespace-character-count="2179"/>
    <meta:generator>LibreOffice/6.4.7.2$Linux_X86_64 LibreOffice_project/40$Build-2</meta:generator>
  </office:meta>
</office:document-meta>
</file>